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ноль </text:p>
          </table:table-cell>
          <table:table-cell office:value-type="string" calcext:value-type="string">
            <text:p>-120мкВ</text:p>
          </table:table-cell>
          <table:table-cell office:value-type="string" calcext:value-type="string">
            <text:p>-310мкВ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Ткомн</text:p>
          </table:table-cell>
          <table:table-cell office:value-type="string" calcext:value-type="string">
            <text:p>26 С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 комн</text:p>
          </table:table-cell>
          <table:table-cell office:value-type="string" calcext:value-type="string">
            <text:p>730 Ом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$U$, мкВ</text:p>
          </table:table-cell>
          <table:table-cell office:value-type="string" calcext:value-type="string">
            <text:p>$R_m$, Ом</text:p>
          </table:table-cell>
          <table:table-cell office:value-type="string" calcext:value-type="string">
            <text:p>$T_{\text{термопары}}$, C</text:p>
          </table:table-cell>
          <table:table-cell office:value-type="string" calcext:value-type="string">
            <text:p>$T$, K</text:p>
          </table:table-cell>
          <table:table-cell office:value-type="string" calcext:value-type="string">
            <text:p>$Ln(R_g)$</text:p>
          </table:table-cell>
          <table:table-cell office:value-type="string" calcext:value-type="string">
            <text:p>$\frac{1}{T}$, $mK^{-1}$</text:p>
          </table:table-cell>
          <table:table-cell table:number-columns-repeated="3"/>
          <table:table-cell office:value-type="string" calcext:value-type="string">
            <text:p>lnR</text:p>
          </table:table-cell>
          <table:table-cell office:value-type="string" calcext:value-type="string">
            <text:p>1/T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t</text:p>
          </table:table-cell>
          <table:table-cell table:number-columns-repeated="2"/>
        </table:table-row>
        <table:table-row table:style-name="ro1">
          <table:table-cell office:value-type="float" office:value="-300" calcext:value-type="float">
            <text:p>-300</text:p>
          </table:table-cell>
          <table:table-cell table:formula="of:=[.A7]+120" office:value-type="float" office:value="-180" calcext:value-type="float">
            <text:p>-180</text:p>
          </table:table-cell>
          <table:table-cell office:value-type="float" office:value="730" calcext:value-type="float">
            <text:p>730</text:p>
          </table:table-cell>
          <table:table-cell table:style-name="ce1" table:formula="of:=[.B7]/39.1 - [.B7]^2*0.508/1000000" office:value-type="float" office:value="-4.62003976265985" calcext:value-type="float">
            <text:p>-4.62</text:p>
          </table:table-cell>
          <table:table-cell table:style-name="ce1" table:formula="of:=[.D7]+26+273" office:value-type="float" office:value="294.37996023734" calcext:value-type="float">
            <text:p>294.38</text:p>
          </table:table-cell>
          <table:table-cell table:style-name="ce1" table:formula="of:=LN([.C7]*10)" office:value-type="float" office:value="8.89562962713648" calcext:value-type="float">
            <text:p>8.90</text:p>
          </table:table-cell>
          <table:table-cell table:style-name="ce1" table:formula="of:=1000/[.E7]" office:value-type="float" office:value="3.39697036168414" calcext:value-type="float">
            <text:p>3.40</text:p>
          </table:table-cell>
          <table:table-cell/>
          <table:table-cell table:formula="of:=3/([.B7]*39.1) - 3/[.B7]*2*0.508/1000000" office:value-type="float" office:value="-0.000426240526172208" calcext:value-type="float">
            <text:p>-0.000426240526172</text:p>
          </table:table-cell>
          <table:table-cell table:number-columns-repeated="3"/>
          <table:table-cell table:formula="of:=3/[.C7]*[.F7]" office:value-type="float" office:value="0.036557382029328" calcext:value-type="float">
            <text:p>0.036557382029328</text:p>
          </table:table-cell>
          <table:table-cell table:formula="of:=[.I7]*[.D7]/[.E7]*[.G7]" office:value-type="float" office:value="0.0000227239574824864" calcext:value-type="float">
            <text:p>2.27239574824864E-0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8]+120" office:value-type="float" office:value="120" calcext:value-type="float">
            <text:p>120</text:p>
          </table:table-cell>
          <table:table-cell office:value-type="float" office:value="380" calcext:value-type="float">
            <text:p>380</text:p>
          </table:table-cell>
          <table:table-cell table:style-name="ce1" table:formula="of:=[.B8]/39.1 - [.B8]^2*0.508/1000000" office:value-type="float" office:value="3.0617385084399" calcext:value-type="float">
            <text:p>3.06</text:p>
          </table:table-cell>
          <table:table-cell table:style-name="ce1" table:formula="of:=[.D8]+26+273" office:value-type="float" office:value="302.06173850844" calcext:value-type="float">
            <text:p>302.06</text:p>
          </table:table-cell>
          <table:table-cell table:style-name="ce1" table:formula="of:=LN([.C8]*10)" office:value-type="float" office:value="8.24275634571448" calcext:value-type="float">
            <text:p>8.24</text:p>
          </table:table-cell>
          <table:table-cell table:style-name="ce1" table:formula="of:=1000/[.E8]" office:value-type="float" office:value="3.31058148886361" calcext:value-type="float">
            <text:p>3.31</text:p>
          </table:table-cell>
          <table:table-cell/>
          <table:table-cell table:formula="of:=3/([.B8]*39.1) - 3/[.B8]*2*0.508/1000000" office:value-type="float" office:value="0.000639360789258312" calcext:value-type="float">
            <text:p>0.000639360789258</text:p>
          </table:table-cell>
          <table:table-cell table:number-columns-repeated="3"/>
          <table:table-cell table:formula="of:=3/[.C8]*[.F8]" office:value-type="float" office:value="0.065074392203009" calcext:value-type="float">
            <text:p>0.065074392203009</text:p>
          </table:table-cell>
          <table:table-cell table:formula="of:=[.I8]*[.D8]/[.E8]*[.G8]" office:value-type="float" office:value="0.0000214547105396369" calcext:value-type="float">
            <text:p>2.14547105396369E-05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9]+120" office:value-type="float" office:value="330" calcext:value-type="float">
            <text:p>330</text:p>
          </table:table-cell>
          <table:table-cell office:value-type="float" office:value="260" calcext:value-type="float">
            <text:p>260</text:p>
          </table:table-cell>
          <table:table-cell table:style-name="ce1" table:formula="of:=[.B9]/39.1 - [.B9]^2*0.508/1000000" office:value-type="float" office:value="8.38457649820972" calcext:value-type="float">
            <text:p>8.38</text:p>
          </table:table-cell>
          <table:table-cell table:style-name="ce1" table:formula="of:=[.D9]+26+273" office:value-type="float" office:value="307.38457649821" calcext:value-type="float">
            <text:p>307.38</text:p>
          </table:table-cell>
          <table:table-cell table:style-name="ce1" table:formula="of:=LN([.C9]*10)" office:value-type="float" office:value="7.86326672400957" calcext:value-type="float">
            <text:p>7.86</text:p>
          </table:table-cell>
          <table:table-cell table:style-name="ce1" table:formula="of:=1000/[.E9]" office:value-type="float" office:value="3.25325366481367" calcext:value-type="float">
            <text:p>3.25</text:p>
          </table:table-cell>
          <table:table-cell/>
          <table:table-cell table:formula="of:=3/([.B9]*39.1) - 3/[.B9]*2*0.508/1000000" office:value-type="float" office:value="0.000232494832457568" calcext:value-type="float">
            <text:p>0.000232494832458</text:p>
          </table:table-cell>
          <table:table-cell table:number-columns-repeated="3"/>
          <table:table-cell table:formula="of:=3/[.C9]*[.F9]" office:value-type="float" office:value="0.0907300006616489" calcext:value-type="float">
            <text:p>0.090730000661649</text:p>
          </table:table-cell>
          <table:table-cell table:formula="of:=[.I9]*[.D9]/[.E9]*[.G9]" office:value-type="float" office:value="0.0000206314756345638" calcext:value-type="float">
            <text:p>2.06314756345638E-05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10]+120" office:value-type="float" office:value="540" calcext:value-type="float">
            <text:p>540</text:p>
          </table:table-cell>
          <table:table-cell office:value-type="float" office:value="180" calcext:value-type="float">
            <text:p>180</text:p>
          </table:table-cell>
          <table:table-cell table:style-name="ce1" table:formula="of:=[.B10]/39.1 - [.B10]^2*0.508/1000000" office:value-type="float" office:value="13.6626088879795" calcext:value-type="float">
            <text:p>13.66</text:p>
          </table:table-cell>
          <table:table-cell table:style-name="ce1" table:formula="of:=[.D10]+26+273" office:value-type="float" office:value="312.66260888798" calcext:value-type="float">
            <text:p>312.66</text:p>
          </table:table-cell>
          <table:table-cell table:style-name="ce1" table:formula="of:=LN([.C10]*10)" office:value-type="float" office:value="7.49554194388426" calcext:value-type="float">
            <text:p>7.50</text:p>
          </table:table-cell>
          <table:table-cell table:style-name="ce1" table:formula="of:=1000/[.E10]" office:value-type="float" office:value="3.19833575097647" calcext:value-type="float">
            <text:p>3.20</text:p>
          </table:table-cell>
          <table:table-cell/>
          <table:table-cell table:formula="of:=3/([.B10]*39.1) - 3/[.B10]*2*0.508/1000000" office:value-type="float" office:value="0.000142080175390736" calcext:value-type="float">
            <text:p>0.000142080175391</text:p>
          </table:table-cell>
          <table:table-cell table:number-columns-repeated="3"/>
          <table:table-cell table:formula="of:=3/[.C10]*[.F10]" office:value-type="float" office:value="0.124925699064738" calcext:value-type="float">
            <text:p>0.124925699064738</text:p>
          </table:table-cell>
          <table:table-cell table:formula="of:=[.I10]*[.D10]/[.E10]*[.G10]" office:value-type="float" office:value="0.0000198570727088698" calcext:value-type="float">
            <text:p>1.98570727088698E-05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11]+120" office:value-type="float" office:value="730" calcext:value-type="float">
            <text:p>730</text:p>
          </table:table-cell>
          <table:table-cell office:value-type="float" office:value="120" calcext:value-type="float">
            <text:p>120</text:p>
          </table:table-cell>
          <table:table-cell table:style-name="ce1" table:formula="of:=[.B11]/39.1 - [.B11]^2*0.508/1000000" office:value-type="float" office:value="18.3993635263427" calcext:value-type="float">
            <text:p>18.40</text:p>
          </table:table-cell>
          <table:table-cell table:style-name="ce1" table:formula="of:=[.D11]+26+273" office:value-type="float" office:value="317.399363526343" calcext:value-type="float">
            <text:p>317.40</text:p>
          </table:table-cell>
          <table:table-cell table:style-name="ce1" table:formula="of:=LN([.C11]*10)" office:value-type="float" office:value="7.09007683577609" calcext:value-type="float">
            <text:p>7.09</text:p>
          </table:table-cell>
          <table:table-cell table:style-name="ce1" table:formula="of:=1000/[.E11]" office:value-type="float" office:value="3.15060493155968" calcext:value-type="float">
            <text:p>3.15</text:p>
          </table:table-cell>
          <table:table-cell/>
          <table:table-cell table:formula="of:=3/([.B11]*39.1) - 3/[.B11]*2*0.508/1000000" office:value-type="float" office:value="0.000105100403713695" calcext:value-type="float">
            <text:p>0.000105100403714</text:p>
          </table:table-cell>
          <table:table-cell table:number-columns-repeated="3"/>
          <table:table-cell table:formula="of:=3/[.C11]*[.F11]" office:value-type="float" office:value="0.177251920894402" calcext:value-type="float">
            <text:p>0.177251920894402</text:p>
          </table:table-cell>
          <table:table-cell table:formula="of:=[.I11]*[.D11]/[.E11]*[.G11]" office:value-type="float" office:value="0.0000191953078338618" calcext:value-type="float">
            <text:p>1.91953078338618E-05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12]+120" office:value-type="float" office:value="920" calcext:value-type="float">
            <text:p>920</text:p>
          </table:table-cell>
          <table:table-cell office:value-type="float" office:value="96" calcext:value-type="float">
            <text:p>96</text:p>
          </table:table-cell>
          <table:table-cell table:style-name="ce1" table:formula="of:=[.B12]/39.1 - [.B12]^2*0.508/1000000" office:value-type="float" office:value="23.0994405647059" calcext:value-type="float">
            <text:p>23.10</text:p>
          </table:table-cell>
          <table:table-cell table:style-name="ce1" table:formula="of:=[.D12]+26+273" office:value-type="float" office:value="322.099440564706" calcext:value-type="float">
            <text:p>322.10</text:p>
          </table:table-cell>
          <table:table-cell table:style-name="ce1" table:formula="of:=LN([.C12]*10)" office:value-type="float" office:value="6.86693328446188" calcext:value-type="float">
            <text:p>6.87</text:p>
          </table:table-cell>
          <table:table-cell table:style-name="ce1" table:formula="of:=1000/[.E12]" office:value-type="float" office:value="3.10463128481936" calcext:value-type="float">
            <text:p>3.10</text:p>
          </table:table-cell>
          <table:table-cell/>
          <table:table-cell table:formula="of:=3/([.B12]*39.1) - 3/[.B12]*2*0.508/1000000" office:value-type="float" office:value="0.000083394885555432" calcext:value-type="float">
            <text:p>8.3394885555432E-05</text:p>
          </table:table-cell>
          <table:table-cell table:number-columns-repeated="3"/>
          <table:table-cell table:formula="of:=3/[.C12]*[.F12]" office:value-type="float" office:value="0.214591665139434" calcext:value-type="float">
            <text:p>0.214591665139434</text:p>
          </table:table-cell>
          <table:table-cell table:formula="of:=[.I12]*[.D12]/[.E12]*[.G12]" office:value-type="float" office:value="0.0000185678208842544" calcext:value-type="float">
            <text:p>1.85678208842544E-05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13]+120" office:value-type="float" office:value="1040" calcext:value-type="float">
            <text:p>1040</text:p>
          </table:table-cell>
          <table:table-cell office:value-type="float" office:value="81" calcext:value-type="float">
            <text:p>81</text:p>
          </table:table-cell>
          <table:table-cell table:style-name="ce1" table:formula="of:=[.B13]/39.1 - [.B13]^2*0.508/1000000" office:value-type="float" office:value="26.0490126731458" calcext:value-type="float">
            <text:p>26.05</text:p>
          </table:table-cell>
          <table:table-cell table:style-name="ce1" table:formula="of:=[.D13]+26+273" office:value-type="float" office:value="325.049012673146" calcext:value-type="float">
            <text:p>325.05</text:p>
          </table:table-cell>
          <table:table-cell table:style-name="ce1" table:formula="of:=LN([.C13]*10)" office:value-type="float" office:value="6.69703424766648" calcext:value-type="float">
            <text:p>6.70</text:p>
          </table:table-cell>
          <table:table-cell table:style-name="ce1" table:formula="of:=1000/[.E13]" office:value-type="float" office:value="3.07645912158347" calcext:value-type="float">
            <text:p>3.08</text:p>
          </table:table-cell>
          <table:table-cell/>
          <table:table-cell table:formula="of:=3/([.B13]*39.1) - 3/[.B13]*2*0.508/1000000" office:value-type="float" office:value="0.0000737723987605745" calcext:value-type="float">
            <text:p>7.37723987605745E-05</text:p>
          </table:table-cell>
          <table:table-cell table:number-columns-repeated="3"/>
          <table:table-cell table:formula="of:=3/[.C13]*[.F13]" office:value-type="float" office:value="0.248038305469129" calcext:value-type="float">
            <text:p>0.248038305469129</text:p>
          </table:table-cell>
          <table:table-cell table:formula="of:=[.I13]*[.D13]/[.E13]*[.G13]" office:value-type="float" office:value="0.0000181881057094263" calcext:value-type="float">
            <text:p>1.81881057094263E-0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4]+120" office:value-type="float" office:value="1120" calcext:value-type="float">
            <text:p>1120</text:p>
          </table:table-cell>
          <table:table-cell office:value-type="float" office:value="77" calcext:value-type="float">
            <text:p>77</text:p>
          </table:table-cell>
          <table:table-cell table:style-name="ce1" table:formula="of:=[.B14]/39.1 - [.B14]^2*0.508/1000000" office:value-type="float" office:value="28.0072660787724" calcext:value-type="float">
            <text:p>28.01</text:p>
          </table:table-cell>
          <table:table-cell table:style-name="ce1" table:formula="of:=[.D14]+26+273" office:value-type="float" office:value="327.007266078772" calcext:value-type="float">
            <text:p>327.01</text:p>
          </table:table-cell>
          <table:table-cell table:style-name="ce1" table:formula="of:=LN([.C14]*10)" office:value-type="float" office:value="6.64639051484773" calcext:value-type="float">
            <text:p>6.65</text:p>
          </table:table-cell>
          <table:table-cell table:style-name="ce1" table:formula="of:=1000/[.E14]" office:value-type="float" office:value="3.05803602467693" calcext:value-type="float">
            <text:p>3.06</text:p>
          </table:table-cell>
          <table:table-cell/>
          <table:table-cell table:formula="of:=3/([.B14]*39.1) - 3/[.B14]*2*0.508/1000000" office:value-type="float" office:value="0.0000685029417062477" calcext:value-type="float">
            <text:p>6.85029417062477E-05</text:p>
          </table:table-cell>
          <table:table-cell table:number-columns-repeated="3"/>
          <table:table-cell table:formula="of:=3/[.C14]*[.F14]" office:value-type="float" office:value="0.258950279799262" calcext:value-type="float">
            <text:p>0.258950279799262</text:p>
          </table:table-cell>
          <table:table-cell table:formula="of:=[.I14]*[.D14]/[.E14]*[.G14]" office:value-type="float" office:value="0.0000179417637409735" calcext:value-type="float">
            <text:p>1.79417637409735E-05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.A15]+120" office:value-type="float" office:value="1220" calcext:value-type="float">
            <text:p>1220</text:p>
          </table:table-cell>
          <table:table-cell office:value-type="float" office:value="71" calcext:value-type="float">
            <text:p>71</text:p>
          </table:table-cell>
          <table:table-cell table:style-name="ce1" table:formula="of:=[.B15]/39.1 - [.B15]^2*0.508/1000000" office:value-type="float" office:value="30.4459388358056" calcext:value-type="float">
            <text:p>30.45</text:p>
          </table:table-cell>
          <table:table-cell table:style-name="ce1" table:formula="of:=[.D15]+26+273" office:value-type="float" office:value="329.445938835806" calcext:value-type="float">
            <text:p>329.45</text:p>
          </table:table-cell>
          <table:table-cell table:style-name="ce1" table:formula="of:=LN([.C15]*10)" office:value-type="float" office:value="6.56526497003536" calcext:value-type="float">
            <text:p>6.57</text:p>
          </table:table-cell>
          <table:table-cell table:style-name="ce1" table:formula="of:=1000/[.E15]" office:value-type="float" office:value="3.03539938459644" calcext:value-type="float">
            <text:p>3.04</text:p>
          </table:table-cell>
          <table:table-cell/>
          <table:table-cell table:formula="of:=3/([.B15]*39.1) - 3/[.B15]*2*0.508/1000000" office:value-type="float" office:value="0.0000628879464844241" calcext:value-type="float">
            <text:p>6.28879464844241E-05</text:p>
          </table:table-cell>
          <table:table-cell table:number-columns-repeated="3"/>
          <table:table-cell table:formula="of:=3/[.C15]*[.F15]" office:value-type="float" office:value="0.27740556211417" calcext:value-type="float">
            <text:p>0.27740556211417</text:p>
          </table:table-cell>
          <table:table-cell table:formula="of:=[.I15]*[.D15]/[.E15]*[.G15]" office:value-type="float" office:value="0.0000176412139782717" calcext:value-type="float">
            <text:p>1.76412139782717E-05</text:p>
          </table:table-cell>
          <table:table-cell table:number-columns-repeated="2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formula="of:=[.A16]+120" office:value-type="float" office:value="1330" calcext:value-type="float">
            <text:p>1330</text:p>
          </table:table-cell>
          <table:table-cell office:value-type="float" office:value="61" calcext:value-type="float">
            <text:p>61</text:p>
          </table:table-cell>
          <table:table-cell table:style-name="ce1" table:formula="of:=[.B16]/39.1 - [.B16]^2*0.508/1000000" office:value-type="float" office:value="33.1167440685422" calcext:value-type="float">
            <text:p>33.12</text:p>
          </table:table-cell>
          <table:table-cell table:style-name="ce1" table:formula="of:=[.D16]+26+273" office:value-type="float" office:value="332.116744068542" calcext:value-type="float">
            <text:p>332.12</text:p>
          </table:table-cell>
          <table:table-cell table:style-name="ce1" table:formula="of:=LN([.C16]*10)" office:value-type="float" office:value="6.41345895716736" calcext:value-type="float">
            <text:p>6.41</text:p>
          </table:table-cell>
          <table:table-cell table:style-name="ce1" table:formula="of:=1000/[.E16]" office:value-type="float" office:value="3.0109894121858" calcext:value-type="float">
            <text:p>3.01</text:p>
          </table:table-cell>
          <table:table-cell/>
          <table:table-cell table:formula="of:=3/([.B16]*39.1) - 3/[.B16]*2*0.508/1000000" office:value-type="float" office:value="0.0000576866877526297" calcext:value-type="float">
            <text:p>5.76866877526297E-05</text:p>
          </table:table-cell>
          <table:table-cell table:number-columns-repeated="3"/>
          <table:table-cell table:formula="of:=3/[.C16]*[.F16]" office:value-type="float" office:value="0.315416014286919" calcext:value-type="float">
            <text:p>0.315416014286919</text:p>
          </table:table-cell>
          <table:table-cell table:formula="of:=[.I16]*[.D16]/[.E16]*[.G16]" office:value-type="float" office:value="0.0000173197529098954" calcext:value-type="float">
            <text:p>1.73197529098954E-05</text:p>
          </table:table-cell>
          <table:table-cell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[.A17]+120" office:value-type="float" office:value="1520" calcext:value-type="float">
            <text:p>1520</text:p>
          </table:table-cell>
          <table:table-cell office:value-type="float" office:value="41" calcext:value-type="float">
            <text:p>41</text:p>
          </table:table-cell>
          <table:table-cell table:style-name="ce1" table:formula="of:=[.B17]/39.1 - [.B17]^2*0.508/1000000" office:value-type="float" office:value="37.7009971069054" calcext:value-type="float">
            <text:p>37.70</text:p>
          </table:table-cell>
          <table:table-cell table:style-name="ce1" table:formula="of:=[.D17]+26+273" office:value-type="float" office:value="336.700997106905" calcext:value-type="float">
            <text:p>336.70</text:p>
          </table:table-cell>
          <table:table-cell table:style-name="ce1" table:formula="of:=LN([.C17]*10)" office:value-type="float" office:value="6.01615715969835" calcext:value-type="float">
            <text:p>6.02</text:p>
          </table:table-cell>
          <table:table-cell table:style-name="ce1" table:formula="of:=1000/[.E17]" office:value-type="float" office:value="2.96999417463112" calcext:value-type="float">
            <text:p>2.97</text:p>
          </table:table-cell>
          <table:table-cell/>
          <table:table-cell table:formula="of:=3/([.B17]*39.1) - 3/[.B17]*2*0.508/1000000" office:value-type="float" office:value="0.0000504758517835509" calcext:value-type="float">
            <text:p>5.04758517835509E-05</text:p>
          </table:table-cell>
          <table:table-cell table:number-columns-repeated="3"/>
          <table:table-cell table:formula="of:=3/[.C17]*[.F17]" office:value-type="float" office:value="0.440206621441343" calcext:value-type="float">
            <text:p>0.440206621441343</text:p>
          </table:table-cell>
          <table:table-cell table:formula="of:=[.I17]*[.D17]/[.E17]*[.G17]" office:value-type="float" office:value="0.0000167860181314106" calcext:value-type="float">
            <text:p>1.67860181314106E-05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A18]+120" office:value-type="float" office:value="1620" calcext:value-type="float">
            <text:p>1620</text:p>
          </table:table-cell>
          <table:table-cell office:value-type="float" office:value="35" calcext:value-type="float">
            <text:p>35</text:p>
          </table:table-cell>
          <table:table-cell table:style-name="ce1" table:formula="of:=[.B18]/39.1 - [.B18]^2*0.508/1000000" office:value-type="float" office:value="40.0990298639386" calcext:value-type="float">
            <text:p>40.10</text:p>
          </table:table-cell>
          <table:table-cell table:style-name="ce1" table:formula="of:=[.D18]+26+273" office:value-type="float" office:value="339.099029863939" calcext:value-type="float">
            <text:p>339.10</text:p>
          </table:table-cell>
          <table:table-cell table:style-name="ce1" table:formula="of:=LN([.C18]*10)" office:value-type="float" office:value="5.85793315448346" calcext:value-type="float">
            <text:p>5.86</text:p>
          </table:table-cell>
          <table:table-cell table:style-name="ce1" table:formula="of:=1000/[.E18]" office:value-type="float" office:value="2.94899103781348" calcext:value-type="float">
            <text:p>2.95</text:p>
          </table:table-cell>
          <table:table-cell/>
          <table:table-cell table:formula="of:=3/([.B18]*39.1) - 3/[.B18]*2*0.508/1000000" office:value-type="float" office:value="0.0000473600584635787" calcext:value-type="float">
            <text:p>4.73600584635787E-05</text:p>
          </table:table-cell>
          <table:table-cell table:number-columns-repeated="3"/>
          <table:table-cell table:formula="of:=3/[.C18]*[.F18]" office:value-type="float" office:value="0.502108556098582" calcext:value-type="float">
            <text:p>0.502108556098582</text:p>
          </table:table-cell>
          <table:table-cell table:formula="of:=[.I18]*[.D18]/[.E18]*[.G18]" office:value-type="float" office:value="0.0000165155484696033" calcext:value-type="float">
            <text:p>1.65155484696033E-05</text:p>
          </table:table-cell>
          <table:table-cell table:number-columns-repeated="2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formula="of:=[.A19]+120" office:value-type="float" office:value="1700" calcext:value-type="float">
            <text:p>1700</text:p>
          </table:table-cell>
          <table:table-cell office:value-type="float" office:value="33" calcext:value-type="float">
            <text:p>33</text:p>
          </table:table-cell>
          <table:table-cell table:style-name="ce1" table:formula="of:=[.B19]/39.1 - [.B19]^2*0.508/1000000" office:value-type="float" office:value="42.0101408695652" calcext:value-type="float">
            <text:p>42.01</text:p>
          </table:table-cell>
          <table:table-cell table:style-name="ce1" table:formula="of:=[.D19]+26+273" office:value-type="float" office:value="341.010140869565" calcext:value-type="float">
            <text:p>341.01</text:p>
          </table:table-cell>
          <table:table-cell table:style-name="ce1" table:formula="of:=LN([.C19]*10)" office:value-type="float" office:value="5.79909265446053" calcext:value-type="float">
            <text:p>5.80</text:p>
          </table:table-cell>
          <table:table-cell table:style-name="ce1" table:formula="of:=1000/[.E19]" office:value-type="float" office:value="2.93246411221095" calcext:value-type="float">
            <text:p>2.93</text:p>
          </table:table-cell>
          <table:table-cell/>
          <table:table-cell table:formula="of:=3/([.B19]*39.1) - 3/[.B19]*2*0.508/1000000" office:value-type="float" office:value="0.0000451313498299985" calcext:value-type="float">
            <text:p>4.51313498299985E-05</text:p>
          </table:table-cell>
          <table:table-cell table:number-columns-repeated="3"/>
          <table:table-cell table:formula="of:=3/[.C19]*[.F19]" office:value-type="float" office:value="0.527190241314593" calcext:value-type="float">
            <text:p>0.527190241314593</text:p>
          </table:table-cell>
          <table:table-cell table:formula="of:=[.I19]*[.D19]/[.E19]*[.G19]" office:value-type="float" office:value="0.0000163041391258941" calcext:value-type="float">
            <text:p>1.63041391258941E-05</text:p>
          </table:table-cell>
          <table:table-cell table:number-columns-repeated="2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formula="of:=[.A20]+120" office:value-type="float" office:value="1860" calcext:value-type="float">
            <text:p>1860</text:p>
          </table:table-cell>
          <table:table-cell office:value-type="float" office:value="27" calcext:value-type="float">
            <text:p>27</text:p>
          </table:table-cell>
          <table:table-cell table:style-name="ce1" table:formula="of:=[.B20]/39.1 - [.B20]^2*0.508/1000000" office:value-type="float" office:value="45.8128556808184" calcext:value-type="float">
            <text:p>45.81</text:p>
          </table:table-cell>
          <table:table-cell table:style-name="ce1" table:formula="of:=[.D20]+26+273" office:value-type="float" office:value="344.812855680818" calcext:value-type="float">
            <text:p>344.81</text:p>
          </table:table-cell>
          <table:table-cell table:style-name="ce1" table:formula="of:=LN([.C20]*10)" office:value-type="float" office:value="5.59842195899838" calcext:value-type="float">
            <text:p>5.60</text:p>
          </table:table-cell>
          <table:table-cell table:style-name="ce1" table:formula="of:=1000/[.E20]" office:value-type="float" office:value="2.90012388901667" calcext:value-type="float">
            <text:p>2.90</text:p>
          </table:table-cell>
          <table:table-cell/>
          <table:table-cell table:formula="of:=3/([.B20]*39.1) - 3/[.B20]*2*0.508/1000000" office:value-type="float" office:value="0.0000412490831779556" calcext:value-type="float">
            <text:p>4.12490831779556E-05</text:p>
          </table:table-cell>
          <table:table-cell table:number-columns-repeated="3"/>
          <table:table-cell table:formula="of:=3/[.C20]*[.F20]" office:value-type="float" office:value="0.622046884333153" calcext:value-type="float">
            <text:p>0.622046884333153</text:p>
          </table:table-cell>
          <table:table-cell table:formula="of:=[.I20]*[.D20]/[.E20]*[.G20]" office:value-type="float" office:value="0.0000158940569699225" calcext:value-type="float">
            <text:p>1.58940569699225E-05</text:p>
          </table:table-cell>
          <table:table-cell table:number-columns-repeated="2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[.A21]+120" office:value-type="float" office:value="1920" calcext:value-type="float">
            <text:p>1920</text:p>
          </table:table-cell>
          <table:table-cell office:value-type="float" office:value="26" calcext:value-type="float">
            <text:p>26</text:p>
          </table:table-cell>
          <table:table-cell table:style-name="ce1" table:formula="of:=[.B21]/39.1 - [.B21]^2*0.508/1000000" office:value-type="float" office:value="47.2321681350384" calcext:value-type="float">
            <text:p>47.23</text:p>
          </table:table-cell>
          <table:table-cell table:style-name="ce1" table:formula="of:=[.D21]+26+273" office:value-type="float" office:value="346.232168135038" calcext:value-type="float">
            <text:p>346.23</text:p>
          </table:table-cell>
          <table:table-cell table:style-name="ce1" table:formula="of:=LN([.C21]*10)" office:value-type="float" office:value="5.56068163101553" calcext:value-type="float">
            <text:p>5.56</text:p>
          </table:table-cell>
          <table:table-cell table:style-name="ce1" table:formula="of:=1000/[.E21]" office:value-type="float" office:value="2.88823538663795" calcext:value-type="float">
            <text:p>2.89</text:p>
          </table:table-cell>
          <table:table-cell/>
          <table:table-cell table:formula="of:=3/([.B21]*39.1) - 3/[.B21]*2*0.508/1000000" office:value-type="float" office:value="0.0000399600493286445" calcext:value-type="float">
            <text:p>3.99600493286445E-05</text:p>
          </table:table-cell>
          <table:table-cell table:number-columns-repeated="3"/>
          <table:table-cell table:formula="of:=3/[.C21]*[.F21]" office:value-type="float" office:value="0.641617111271022" calcext:value-type="float">
            <text:p>0.641617111271022</text:p>
          </table:table-cell>
          <table:table-cell table:formula="of:=[.I21]*[.D21]/[.E21]*[.G21]" office:value-type="float" office:value="0.0000157445070158946" calcext:value-type="float">
            <text:p>1.57445070158946E-0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$T_{\text{линК}}$, K</text:p>
          </table:table-cell>
        </table:table-row>
        <table:table-row table:style-name="ro1">
          <table:table-cell table:number-columns-repeated="15"/>
          <table:table-cell table:style-name="ce1" table:formula="of:=299+[.M36]" office:value-type="float" office:value="294.609756097561" calcext:value-type="float">
            <text:p>294.61</text:p>
          </table:table-cell>
        </table:table-row>
        <table:table-row table:style-name="ro1">
          <table:table-cell table:number-columns-repeated="15"/>
          <table:table-cell table:style-name="ce1" table:formula="of:=299+[.M37]" office:value-type="float" office:value="301.926829268293" calcext:value-type="float">
            <text:p>301.93</text:p>
          </table:table-cell>
        </table:table-row>
        <table:table-row table:style-name="ro1">
          <table:table-cell table:number-columns-repeated="15"/>
          <table:table-cell table:style-name="ce1" table:formula="of:=299+[.M38]" office:value-type="float" office:value="307.048780487805" calcext:value-type="float">
            <text:p>307.05</text:p>
          </table:table-cell>
        </table:table-row>
        <table:table-row table:style-name="ro1">
          <table:table-cell table:number-columns-repeated="15"/>
          <table:table-cell table:style-name="ce1" table:formula="of:=299+[.M39]" office:value-type="float" office:value="312.170731707317" calcext:value-type="float">
            <text:p>312.17</text:p>
          </table:table-cell>
        </table:table-row>
        <table:table-row table:style-name="ro1">
          <table:table-cell table:number-columns-repeated="15"/>
          <table:table-cell table:style-name="ce1" table:formula="of:=299+[.M40]" office:value-type="float" office:value="316.80487804878" calcext:value-type="float">
            <text:p>316.80</text:p>
          </table:table-cell>
        </table:table-row>
        <table:table-row table:style-name="ro1">
          <table:table-cell table:number-columns-repeated="15"/>
          <table:table-cell table:style-name="ce1" table:formula="of:=299+[.M41]" office:value-type="float" office:value="321.439024390244" calcext:value-type="float">
            <text:p>321.44</text:p>
          </table:table-cell>
        </table:table-row>
        <table:table-row table:style-name="ro1">
          <table:table-cell table:number-columns-repeated="15"/>
          <table:table-cell table:style-name="ce1" table:formula="of:=299+[.M42]" office:value-type="float" office:value="324.365853658537" calcext:value-type="float">
            <text:p>324.37</text:p>
          </table:table-cell>
        </table:table-row>
        <table:table-row table:style-name="ro1">
          <table:table-cell table:number-columns-repeated="15"/>
          <table:table-cell table:style-name="ce1" table:formula="of:=299+[.M43]" office:value-type="float" office:value="326.317073170732" calcext:value-type="float">
            <text:p>326.32</text:p>
          </table:table-cell>
        </table:table-row>
        <table:table-row table:style-name="ro1">
          <table:table-cell table:number-columns-repeated="15"/>
          <table:table-cell table:style-name="ce1" table:formula="of:=299+[.M44]" office:value-type="float" office:value="328.756097560976" calcext:value-type="float">
            <text:p>328.76</text:p>
          </table:table-cell>
        </table:table-row>
        <table:table-row table:style-name="ro1">
          <table:table-cell table:number-columns-repeated="15"/>
          <table:table-cell table:style-name="ce1" table:formula="of:=299+[.M45]" office:value-type="float" office:value="331.439024390244" calcext:value-type="float">
            <text:p>331.44</text:p>
          </table:table-cell>
        </table:table-row>
        <table:table-row table:style-name="ro1">
          <table:table-cell table:number-columns-repeated="15"/>
          <table:table-cell table:style-name="ce1" table:formula="of:=299+[.M46]" office:value-type="float" office:value="336.073170731707" calcext:value-type="float">
            <text:p>336.07</text:p>
          </table:table-cell>
        </table:table-row>
        <table:table-row table:style-name="ro1">
          <table:table-cell table:number-columns-repeated="15"/>
          <table:table-cell table:style-name="ce1" table:formula="of:=299+[.M47]" office:value-type="float" office:value="338.512195121951" calcext:value-type="float">
            <text:p>338.51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$T_{\text{лин}}$, C</text:p>
          </table:table-cell>
          <table:table-cell table:number-columns-repeated="2"/>
          <table:table-cell table:style-name="ce1" table:formula="of:=299+[.M48]" office:value-type="float" office:value="340.463414634146" calcext:value-type="float">
            <text:p>340.46</text:p>
          </table:table-cell>
        </table:table-row>
        <table:table-row table:style-name="ro1">
          <table:table-cell table:number-columns-repeated="12"/>
          <table:table-cell table:style-name="ce1" table:formula="of:=(41)^(-1)*[.B7]" office:value-type="float" office:value="-4.39024390243903" calcext:value-type="float">
            <text:p>-4.39</text:p>
          </table:table-cell>
          <table:table-cell table:number-columns-repeated="2"/>
          <table:table-cell table:style-name="ce1" table:formula="of:=299+[.M49]" office:value-type="float" office:value="344.365853658537" calcext:value-type="float">
            <text:p>344.37</text:p>
          </table:table-cell>
        </table:table-row>
        <table:table-row table:style-name="ro1">
          <table:table-cell table:number-columns-repeated="12"/>
          <table:table-cell table:style-name="ce1" table:formula="of:=(41)^(-1)*[.B8]" office:value-type="float" office:value="2.92682926829268" calcext:value-type="float">
            <text:p>2.93</text:p>
          </table:table-cell>
          <table:table-cell table:number-columns-repeated="2"/>
          <table:table-cell table:style-name="ce1" table:formula="of:=299+[.M50]" office:value-type="float" office:value="345.829268292683" calcext:value-type="float">
            <text:p>345.83</text:p>
          </table:table-cell>
        </table:table-row>
        <table:table-row table:style-name="ro1">
          <table:table-cell table:number-columns-repeated="12"/>
          <table:table-cell table:style-name="ce1" table:formula="of:=(41)^(-1)*[.B9]" office:value-type="float" office:value="8.04878048780488" calcext:value-type="float">
            <text:p>8.05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table:formula="of:=(41)^(-1)*[.B10]" office:value-type="float" office:value="13.1707317073171" calcext:value-type="float">
            <text:p>13.17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table:formula="of:=(41)^(-1)*[.B11]" office:value-type="float" office:value="17.8048780487805" calcext:value-type="float">
            <text:p>17.8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table:formula="of:=(41)^(-1)*[.B12]" office:value-type="float" office:value="22.4390243902439" calcext:value-type="float">
            <text:p>22.44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table:formula="of:=(41)^(-1)*[.B13]" office:value-type="float" office:value="25.3658536585366" calcext:value-type="float">
            <text:p>25.37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table:formula="of:=(41)^(-1)*[.B14]" office:value-type="float" office:value="27.3170731707317" calcext:value-type="float">
            <text:p>27.32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table:formula="of:=(41)^(-1)*[.B15]" office:value-type="float" office:value="29.7560975609756" calcext:value-type="float">
            <text:p>29.76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table:formula="of:=(41)^(-1)*[.B16]" office:value-type="float" office:value="32.4390243902439" calcext:value-type="float">
            <text:p>32.44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table:formula="of:=(41)^(-1)*[.B17]" office:value-type="float" office:value="37.0731707317073" calcext:value-type="float">
            <text:p>37.07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table:formula="of:=(41)^(-1)*[.B18]" office:value-type="float" office:value="39.5121951219512" calcext:value-type="float">
            <text:p>39.51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table:formula="of:=(41)^(-1)*[.B19]" office:value-type="float" office:value="41.4634146341463" calcext:value-type="float">
            <text:p>41.46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table:formula="of:=(41)^(-1)*[.B20]" office:value-type="float" office:value="45.3658536585366" calcext:value-type="float">
            <text:p>45.37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table:formula="of:=(41)^(-1)*[.B21]" office:value-type="float" office:value="46.8292682926829" calcext:value-type="float">
            <text:p>46.8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5">00/00/0000</text:date>, <text:time style:data-style-name="N2" text:time-value="18:45:23.267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2T14:10:42.628000000</meta:creation-date>
    <dc:date>2021-04-05T18:22:26.750000000</dc:date>
    <meta:editing-duration>PT3H20M6S</meta:editing-duration>
    <meta:editing-cycles>3</meta:editing-cycles>
    <meta:generator>LibreOffice/5.3.3.2$Windows_x86 LibreOffice_project/3d9a8b4b4e538a85e0782bd6c2d430bafe583448</meta:generator>
    <meta:document-statistic meta:table-count="1" meta:cell-count="199" meta:object-count="0"/>
  </office:meta>
</office:document-meta>
</file>